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Menlo, Monaco, 'Lucida Console', 'Liberation Mono', 'DejaVu Sans Mono', 'Bitstream Vera Sans Mono', 'Courier New', monospace, sans-serif"/>
    <style:font-face style:name="Droid Sans Mono" svg:font-family="'Droid Sans Mono', monospace, monospace, 'Droid Sans Fallback'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503cm"/>
      <style:text-properties fo:color="#d4d4d4" style:font-name="Droid Sans Mono" fo:font-size="10.5pt" fo:font-weight="normal" fo:background-color="#1e1e1e"/>
    </style:style>
    <style:style style:name="P2" style:family="paragraph" style:parent-style-name="Standard">
      <style:paragraph-properties style:line-height-at-least="0.503cm"/>
      <style:text-properties fo:color="#6a9955" style:font-name="Droid Sans Mono" fo:font-size="10.5pt" fo:font-weight="normal" fo:background-color="#1e1e1e"/>
    </style:style>
    <style:style style:name="P3" style:family="paragraph" style:parent-style-name="Standard">
      <style:paragraph-properties style:line-height-at-least="0.503cm"/>
    </style:style>
    <style:style style:name="P4" style:family="paragraph" style:parent-style-name="Standard">
      <style:paragraph-properties fo:margin-top="0cm" fo:margin-bottom="0.499cm" loext:contextual-spacing="false" style:line-height-at-least="0.503cm"/>
      <style:text-properties fo:color="#d4d4d4" style:font-name="Droid Sans Mono" fo:font-size="10.5pt" fo:font-weight="normal" fo:background-color="#1e1e1e"/>
    </style:style>
    <style:style style:name="P5" style:family="paragraph" style:parent-style-name="Standard">
      <style:paragraph-properties fo:margin-top="0cm" fo:margin-bottom="0.499cm" loext:contextual-spacing="false" style:line-height-at-least="0.503cm"/>
    </style:style>
    <style:style style:name="P6" style:family="paragraph" style:parent-style-name="Preformatted_20_Text">
      <loext:graphic-properties draw:fill="solid" draw:fill-color="#eff0f1" draw:opacity="100%"/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background-color="#eff0f1" fo:padding="0cm" fo:border="none"/>
    </style:style>
    <style:style style:name="P7" style:family="paragraph" style:parent-style-name="Preformatted_20_Text">
      <loext:graphic-properties draw:fill="solid" draw:fill-color="#eff0f1" draw:opacity="100%"/>
      <style:paragraph-properties fo:margin-top="0cm" fo:margin-bottom="0cm" loext:contextual-spacing="false" fo:text-align="start" style:justify-single-word="false" fo:orphans="2" fo:widows="2" fo:background-color="#eff0f1" fo:padding="0cm" fo:border="none"/>
    </style:style>
    <style:style style:name="T1" style:family="text">
      <style:text-properties fo:color="#808080"/>
    </style:style>
    <style:style style:name="T2" style:family="text">
      <style:text-properties fo:color="#569cd6"/>
    </style:style>
    <style:style style:name="T3" style:family="text">
      <style:text-properties fo:color="#9cdcfe"/>
    </style:style>
    <style:style style:name="T4" style:family="text">
      <style:text-properties fo:color="#ce9178"/>
    </style:style>
    <style:style style:name="T5" style:family="text">
      <style:text-properties fo:font-variant="normal" fo:text-transform="none" fo:color="#242729" style:font-name="Consolas" fo:font-size="9.75pt" fo:letter-spacing="normal" fo:font-style="normal" fo:font-weight="normal" fo:background-color="#eff0f1" loext:char-shading-value="0" loext:padding="0cm" loext:border="none"/>
    </style:style>
    <style:style style:name="T6" style:family="text">
      <style:text-properties fo:font-variant="normal" fo:text-transform="none" fo:color="#242729" fo:letter-spacing="normal" fo:background-color="#eff0f1" loext:char-shading-value="0" loext:padding="0cm" loext:border="non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&lt;</text:span><text:span text:style-name="T2">div</text:span> <text:span text:style-name="T3">class</text:span>=<text:span text:style-name="T4">"container-fluid"</text:span><text:span text:style-name="T1">&gt;</text:span></text:p>
      <text:p text:style-name="P1"><text:span text:style-name="T1">&lt;</text:span><text:span text:style-name="T2">form</text:span> <text:span text:style-name="T3">#userForm</text:span>=<text:span text:style-name="T4">"ngForm"</text:span> <text:span text:style-name="T3">*ngIf</text:span>=<text:span text:style-name="T4">"!submitted"</text:span> <text:span text:style-name="T3">(ngSubmit)</text:span>=<text:span text:style-name="T4">"onSubmit()"</text:span> <text:span text:style-name="T3">novalidate</text:span><text:span text:style-name="T1">&gt;</text:span></text:p>
      <text:p text:style-name="P2">&lt;!-- {{userForm.value|json}}</text:p>
      <text:p text:style-name="P2">{{userModel|json}}--&gt;</text:p>
      <text:p text:style-name="P1"><text:span text:style-name="T1">&lt;</text:span><text:span text:style-name="T2">div</text:span> <text:span text:style-name="T3">class</text:span>=<text:span text:style-name="T4">"form-group"</text:span><text:span text:style-name="T1">&gt;</text:span></text:p>
      <text:p text:style-name="P1"><text:span text:style-name="T1">&lt;</text:span><text:span text:style-name="T2">label</text:span><text:span text:style-name="T1">&gt;</text:span>First Name<text:span text:style-name="T1">&lt;/</text:span><text:span text:style-name="T2">label</text:span><text:span text:style-name="T1">&gt;</text:span></text:p>
      <text:p text:style-name="P1"><text:span text:style-name="T1">&lt;</text:span><text:span text:style-name="T2">input</text:span> <text:span text:style-name="T3">type</text:span>=<text:span text:style-name="T4">"text"</text:span> <text:span text:style-name="T3">#name</text:span>=<text:span text:style-name="T4">"ngModel"</text:span> <text:span text:style-name="T3">required</text:span> <text:span text:style-name="T3">class</text:span>=<text:span text:style-name="T4">"form-control"</text:span> <text:span text:style-name="T3">[class.is-invalid]</text:span>=<text:span text:style-name="T4">"name.invalid &amp;&amp; name.touched"</text:span> <text:span text:style-name="T3">name</text:span>=<text:span text:style-name="T4">"name"</text:span> <text:span text:style-name="T3">[(ngModel)]</text:span>=<text:span text:style-name="T4">"userModel.name"</text:span><text:span text:style-name="T1">&gt;</text:span></text:p>
      <text:p text:style-name="P1"><text:span text:style-name="T1">&lt;</text:span><text:span text:style-name="T2">small</text:span> <text:span text:style-name="T3">class</text:span>=<text:span text:style-name="T4">"text-danger"</text:span> <text:span text:style-name="T3">[class.d-none]</text:span>=<text:span text:style-name="T4">"name.valid || name.untouched"</text:span><text:span text:style-name="T1">&gt;</text:span>Enter First Name<text:span text:style-name="T1">&lt;/</text:span><text:span text:style-name="T2">small</text:span><text:span text:style-name="T1">&gt;</text:span></text:p>
      <text:p text:style-name="P1"><text:span text:style-name="T1">&lt;/</text:span><text:span text:style-name="T2">div</text:span><text:span text:style-name="T1">&gt;</text:span></text:p>
      <text:p text:style-name="P2">&lt;!-- {{fname.className}}--&gt;</text:p>
      <text:p text:style-name="P1"><text:span text:style-name="T1">&lt;</text:span><text:span text:style-name="T2">div</text:span> <text:span text:style-name="T3">class</text:span>=<text:span text:style-name="T4">"form-group"</text:span><text:span text:style-name="T1">&gt;</text:span></text:p>
      <text:p text:style-name="P1"><text:span text:style-name="T1">&lt;</text:span><text:span text:style-name="T2">label</text:span><text:span text:style-name="T1">&gt;</text:span>Last Name<text:span text:style-name="T1">&lt;/</text:span><text:span text:style-name="T2">label</text:span><text:span text:style-name="T1">&gt;</text:span></text:p>
      <text:p text:style-name="P1"><text:span text:style-name="T1">&lt;</text:span><text:span text:style-name="T2">input</text:span> <text:span text:style-name="T3">type</text:span>=<text:span text:style-name="T4">"text"</text:span> <text:span text:style-name="T3">class</text:span>=<text:span text:style-name="T4">"form-control"</text:span> <text:span text:style-name="T3">#lname</text:span>=<text:span text:style-name="T4">"ngModel"</text:span> <text:span text:style-name="T3">[(ngModel)]</text:span>=<text:span text:style-name="T4">"userModel.lname"</text:span> <text:span text:style-name="T3">[class.is-invalid]</text:span>=<text:span text:style-name="T4">"lname.invalid&amp;&amp;lname.touched"</text:span> <text:span text:style-name="T3">required</text:span><text:span text:style-name="T1">&gt;</text:span></text:p>
      <text:p text:style-name="P1"><text:span text:style-name="T1">&lt;</text:span><text:span text:style-name="T2">small</text:span> <text:span text:style-name="T3">[class.d-none]</text:span>=<text:span text:style-name="T4">"lname.valid||lname.untouched"</text:span> <text:span text:style-name="T3">class</text:span>=<text:span text:style-name="T4">"text-danger"</text:span><text:span text:style-name="T1">&gt;</text:span>Enter Last Name<text:span text:style-name="T1">&lt;/</text:span><text:span text:style-name="T2">small</text:span><text:span text:style-name="T1">&gt;</text:span></text:p>
      <text:p text:style-name="P1"><text:span text:style-name="T1">&lt;/</text:span><text:span text:style-name="T2">div</text:span><text:span text:style-name="T1">&gt;</text:span></text:p>
      <text:p text:style-name="P2">&lt;!-- {{lname.className}}--&gt;</text:p>
      <text:p text:style-name="P3"/>
      <text:p text:style-name="P1"><text:span text:style-name="T1">&lt;</text:span><text:span text:style-name="T2">div</text:span> <text:span text:style-name="T3">class</text:span>=<text:span text:style-name="T4">"form-group"</text:span><text:span text:style-name="T1">&gt;</text:span></text:p>
      <text:p text:style-name="P1"><text:span text:style-name="T1">&lt;</text:span><text:span text:style-name="T2">label</text:span><text:span text:style-name="T1">&gt;</text:span>User Name<text:span text:style-name="T1">&lt;/</text:span><text:span text:style-name="T2">label</text:span><text:span text:style-name="T1">&gt;</text:span></text:p>
      <text:p text:style-name="P1"><text:span text:style-name="T1">&lt;</text:span><text:span text:style-name="T2">input</text:span> <text:span text:style-name="T3">type</text:span>=<text:span text:style-name="T4">"text"</text:span> <text:span text:style-name="T3">class</text:span>=<text:span text:style-name="T4">"form-control"</text:span> <text:span text:style-name="T3">#uname</text:span>=<text:span text:style-name="T4">"ngModel"</text:span> <text:span text:style-name="T3">[(ngModel)]</text:span>=<text:span text:style-name="T4">"userModel.uname"</text:span><text:span text:style-name="T3">[class.is-invalid]</text:span>=<text:span text:style-name="T4">"uname.invalid&amp;&amp;uname.touched"</text:span> <text:span text:style-name="T3">required</text:span><text:span text:style-name="T1">&gt;</text:span></text:p>
      <text:p text:style-name="P1"><text:span text:style-name="T1">&lt;</text:span><text:span text:style-name="T2">small</text:span> <text:span text:style-name="T3">[class.d-none]</text:span>=<text:span text:style-name="T4">"uname.valid||uname.untouched"</text:span> <text:span text:style-name="T3">class</text:span>=<text:span text:style-name="T4">"text-danger"</text:span><text:span text:style-name="T1">&gt;</text:span>Enter User Name<text:span text:style-name="T1">&lt;/</text:span><text:span text:style-name="T2">small</text:span><text:span text:style-name="T1">&gt;</text:span></text:p>
      <text:p text:style-name="P1"><text:span text:style-name="T1">&lt;/</text:span><text:span text:style-name="T2">div</text:span><text:span text:style-name="T1">&gt;</text:span></text:p>
      <text:p text:style-name="P2">&lt;!-- {{uname.className}}--&gt;</text:p>
      <text:p text:style-name="P3"/>
      <text:p text:style-name="P1"><text:span text:style-name="T1">&lt;</text:span><text:span text:style-name="T2">div</text:span> <text:span text:style-name="T3">class</text:span>=<text:span text:style-name="T4">"form-group"</text:span><text:span text:style-name="T1">&gt;</text:span></text:p>
      <text:p text:style-name="P1"><text:span text:style-name="T1">&lt;</text:span><text:span text:style-name="T2">label</text:span><text:span text:style-name="T1">&gt;</text:span>Gender<text:span text:style-name="T1">&lt;/</text:span><text:span text:style-name="T2">label</text:span><text:span text:style-name="T1">&gt;</text:span><text:span text:style-name="T2">&amp;nbsp;&amp;nbsp;</text:span></text:p>
      <text:p text:style-name="P1"><text:span text:style-name="T1">&lt;</text:span><text:span text:style-name="T2">input</text:span> <text:span text:style-name="T3">type</text:span>=<text:span text:style-name="T4">"radio"</text:span> <text:span text:style-name="T3">class</text:span>=<text:span text:style-name="T4">"form-input"</text:span> <text:span text:style-name="T3">#gender</text:span>=<text:span text:style-name="T4">"ngModel"</text:span> <text:span text:style-name="T3">value</text:span>=<text:span text:style-name="T4">"Male"</text:span> <text:span text:style-name="T3">[(ngModel)]</text:span>=<text:span text:style-name="T4">"userModel.gender"</text:span><text:span text:style-name="T1">&gt;</text:span>Male<text:span text:style-name="T2">&amp;nbsp;&amp;nbsp;&amp;nbsp;</text:span></text:p>
      <text:p text:style-name="P1"><text:span text:style-name="T1">&lt;</text:span><text:span text:style-name="T2">input</text:span> <text:span text:style-name="T3">type</text:span>=<text:span text:style-name="T4">"radio"</text:span> <text:span text:style-name="T3">class</text:span>=<text:span text:style-name="T4">"form-input"</text:span> <text:span text:style-name="T3">#gender</text:span>=<text:span text:style-name="T4">"ngModel"</text:span> <text:span text:style-name="T3">value</text:span>=<text:span text:style-name="T4">"Female"</text:span> <text:span text:style-name="T3">[(ngModel)]</text:span>=<text:span text:style-name="T4">"userModel.gender"</text:span><text:span text:style-name="T1">&gt;</text:span>Female</text:p>
      <text:p text:style-name="P1"><text:span text:style-name="T1">&lt;</text:span><text:span text:style-name="T2">small</text:span> <text:span text:style-name="T3">[class.d-none]</text:span>=<text:span text:style-name="T4">"gender.valid||gender.untouched"</text:span> <text:span text:style-name="T3">class</text:span>=<text:span text:style-name="T4">"text-danger"</text:span><text:span text:style-name="T1">&gt;</text:span>Choose Gender<text:span text:style-name="T1">&lt;/</text:span><text:span text:style-name="T2">small</text:span><text:span text:style-name="T1">&gt;</text:span></text:p>
      <text:p text:style-name="P1"><text:span text:style-name="T1">&lt;/</text:span><text:span text:style-name="T2">div</text:span><text:span text:style-name="T1">&gt;</text:span></text:p>
      <text:p text:style-name="P2"><text:soft-page-break/>&lt;!-- {{gender.className}}--&gt;</text:p>
      <text:p text:style-name="P3"/>
      <text:p text:style-name="P1"><text:span text:style-name="T1">&lt;</text:span><text:span text:style-name="T2">div</text:span> <text:span text:style-name="T3">class</text:span>=<text:span text:style-name="T4">"form-group"</text:span><text:span text:style-name="T1">&gt;</text:span></text:p>
      <text:p text:style-name="P1"><text:span text:style-name="T1">&lt;</text:span><text:span text:style-name="T2">label</text:span><text:span text:style-name="T1">&gt;</text:span>Mobile<text:span text:style-name="T1">&lt;/</text:span><text:span text:style-name="T2">label</text:span><text:span text:style-name="T1">&gt;</text:span></text:p>
      <text:p text:style-name="P1"><text:span text:style-name="T1">&lt;</text:span><text:span text:style-name="T2">input</text:span> <text:span text:style-name="T3">type</text:span>=<text:span text:style-name="T4">"tel"</text:span> <text:span text:style-name="T3">class</text:span>=<text:span text:style-name="T4">"form-control"</text:span> <text:span text:style-name="T3">#mobile</text:span>=<text:span text:style-name="T4">"ngModel"</text:span> <text:span text:style-name="T3">[(ngModel)]</text:span>=<text:span text:style-name="T4">"userModel.mobile"</text:span> <text:span text:style-name="T3">pattern</text:span>=<text:span text:style-name="T4">"^\d{10}$"</text:span> <text:span text:style-name="T3">[class.is-invalid]</text:span>=<text:span text:style-name="T4">"mobile.invalid&amp;&amp;mobile.touched"</text:span> <text:span text:style-name="T3">required</text:span><text:span text:style-name="T1">&gt;</text:span></text:p>
      <text:p text:style-name="P1"><text:span text:style-name="T1">&lt;</text:span><text:span text:style-name="T2">small</text:span> <text:span text:style-name="T3">[class.d-none]</text:span>=<text:span text:style-name="T4">"mobile.valid||mobile.untouched"</text:span> <text:span text:style-name="T3">class</text:span>=<text:span text:style-name="T4">"text-danger"</text:span><text:span text:style-name="T1">&gt;</text:span>Enter Mobile No<text:span text:style-name="T1">&lt;/</text:span><text:span text:style-name="T2">small</text:span><text:span text:style-name="T1">&gt;</text:span></text:p>
      <text:p text:style-name="P1"><text:span text:style-name="T1">&lt;/</text:span><text:span text:style-name="T2">div</text:span><text:span text:style-name="T1">&gt;</text:span></text:p>
      <text:p text:style-name="P2">&lt;!-- {{mobile.className}}--&gt;</text:p>
      <text:p text:style-name="P3"/>
      <text:p text:style-name="P1"><text:span text:style-name="T1">&lt;</text:span><text:span text:style-name="T2">div</text:span> <text:span text:style-name="T3">class</text:span>=<text:span text:style-name="T4">"form-group"</text:span><text:span text:style-name="T1">&gt;</text:span></text:p>
      <text:p text:style-name="P1"><text:span text:style-name="T1">&lt;</text:span><text:span text:style-name="T2">label</text:span><text:span text:style-name="T1">&gt;</text:span>Email<text:span text:style-name="T1">&lt;/</text:span><text:span text:style-name="T2">label</text:span><text:span text:style-name="T1">&gt;</text:span></text:p>
      <text:p text:style-name="P1"><text:span text:style-name="T1">&lt;</text:span><text:span text:style-name="T2">input</text:span> <text:span text:style-name="T3">type</text:span>=<text:span text:style-name="T4">"email"</text:span> <text:span text:style-name="T3">class</text:span>=<text:span text:style-name="T4">"form-control"</text:span> <text:span text:style-name="T3">#email</text:span>=<text:span text:style-name="T4">"ngModel"</text:span> <text:span text:style-name="T3">[(ngModel)]</text:span>=<text:span text:style-name="T4">"userModel.email"</text:span> <text:span text:style-name="T3">[class.is-invalid]</text:span>=<text:span text:style-name="T4">"email.invalid&amp;&amp;email.touched"</text:span> <text:span text:style-name="T3">required</text:span><text:span text:style-name="T1">&gt;</text:span></text:p>
      <text:p text:style-name="P1"><text:span text:style-name="T1">&lt;</text:span><text:span text:style-name="T2">small</text:span> <text:span text:style-name="T3">[class.d-none]</text:span>=<text:span text:style-name="T4">"email.valid||email.untouched"</text:span> <text:span text:style-name="T3">class</text:span>=<text:span text:style-name="T4">"text-danger"</text:span><text:span text:style-name="T1">&gt;</text:span>Enter Email<text:span text:style-name="T1">&lt;/</text:span><text:span text:style-name="T2">small</text:span><text:span text:style-name="T1">&gt;</text:span></text:p>
      <text:p text:style-name="P1"><text:span text:style-name="T1">&lt;/</text:span><text:span text:style-name="T2">div</text:span><text:span text:style-name="T1">&gt;</text:span></text:p>
      <text:p text:style-name="P2">&lt;!-- {{email.className}}--&gt;</text:p>
      <text:p text:style-name="P3"/>
      <text:p text:style-name="P1"><text:span text:style-name="T1">&lt;</text:span><text:span text:style-name="T2">div</text:span> <text:span text:style-name="T3">class</text:span>=<text:span text:style-name="T4">"form-group"</text:span><text:span text:style-name="T1">&gt;</text:span></text:p>
      <text:p text:style-name="P1"><text:span text:style-name="T1">&lt;</text:span><text:span text:style-name="T2">label</text:span><text:span text:style-name="T1">&gt;</text:span>Password<text:span text:style-name="T1">&lt;/</text:span><text:span text:style-name="T2">label</text:span><text:span text:style-name="T1">&gt;</text:span></text:p>
      <text:p text:style-name="P1"><text:span text:style-name="T1">&lt;</text:span><text:span text:style-name="T2">input</text:span> <text:span text:style-name="T3">type</text:span>=<text:span text:style-name="T4">"password"</text:span> <text:span text:style-name="T3">class</text:span>=<text:span text:style-name="T4">"form-control"</text:span> <text:span text:style-name="T3">#password</text:span>=<text:span text:style-name="T4">"ngModel"</text:span> <text:span text:style-name="T3">[(ngModel)]</text:span>=<text:span text:style-name="T4">"userModel.password"</text:span><text:span text:style-name="T3">[class.is-invalid]</text:span>=<text:span text:style-name="T4">"password.invalid&amp;&amp;password.touched"</text:span> <text:span text:style-name="T3">required</text:span><text:span text:style-name="T1">&gt;</text:span></text:p>
      <text:p text:style-name="P1"><text:span text:style-name="T1">&lt;</text:span><text:span text:style-name="T2">small</text:span> <text:span text:style-name="T3">[class.d-none]</text:span>=<text:span text:style-name="T4">"password.valid||password.untouched"</text:span> <text:span text:style-name="T3">class</text:span>=<text:span text:style-name="T4">"text-danger"</text:span><text:span text:style-name="T1">&gt;</text:span>Enter Password<text:span text:style-name="T1">&lt;/</text:span><text:span text:style-name="T2">small</text:span><text:span text:style-name="T1">&gt;</text:span></text:p>
      <text:p text:style-name="P1"><text:span text:style-name="T1">&lt;/</text:span><text:span text:style-name="T2">div</text:span><text:span text:style-name="T1">&gt;</text:span></text:p>
      <text:p text:style-name="P2">&lt;!-- {{password.className}}--&gt;</text:p>
      <text:p text:style-name="P3"/>
      <text:p text:style-name="P1"><text:span text:style-name="T1">&lt;</text:span><text:span text:style-name="T2">div</text:span> <text:span text:style-name="T3">class</text:span>=<text:span text:style-name="T4">"form-group"</text:span><text:span text:style-name="T1">&gt;</text:span></text:p>
      <text:p text:style-name="P1"><text:span text:style-name="T1">&lt;</text:span><text:span text:style-name="T2">label</text:span><text:span text:style-name="T1">&gt;</text:span>Confirm Password<text:span text:style-name="T1">&lt;/</text:span><text:span text:style-name="T2">label</text:span><text:span text:style-name="T1">&gt;</text:span></text:p>
      <text:p text:style-name="P1"><text:span text:style-name="T1">&lt;</text:span><text:span text:style-name="T2">input</text:span> <text:span text:style-name="T3">type</text:span>=<text:span text:style-name="T4">"password"</text:span> <text:span text:style-name="T3">class</text:span>=<text:span text:style-name="T4">"form-control"</text:span> <text:span text:style-name="T3">#password2</text:span>=<text:span text:style-name="T4">"ngModel"</text:span> <text:span text:style-name="T3">[(ngModel)]</text:span>=<text:span text:style-name="T4">"userModel.password2"</text:span><text:span text:style-name="T3">[class.is-invalid]</text:span>=<text:span text:style-name="T4">"password2.invalid&amp;&amp;password2.touched"</text:span> <text:span text:style-name="T3">required</text:span><text:span text:style-name="T1">&gt;</text:span></text:p>
      <text:p text:style-name="P1"><text:span text:style-name="T1">&lt;</text:span><text:span text:style-name="T2">small</text:span> <text:span text:style-name="T3">[class.d-none]</text:span>=<text:span text:style-name="T4">"password2.valid||password2.untouched"</text:span> <text:span text:style-name="T3">class</text:span>=<text:span text:style-name="T4">"text-danger"</text:span><text:span text:style-name="T1">&gt;</text:span>Confirm Password<text:span text:style-name="T1">&lt;/</text:span><text:span text:style-name="T2">small</text:span><text:span text:style-name="T1">&gt;</text:span></text:p>
      <text:p text:style-name="P1"><text:span text:style-name="T1">&lt;/</text:span><text:span text:style-name="T2">div</text:span><text:span text:style-name="T1">&gt;</text:span></text:p>
      <text:p text:style-name="P2">&lt;!-- {{password2.className}}--&gt;</text:p>
      <text:p text:style-name="P3"><text:soft-page-break/></text:p>
      <text:p text:style-name="P1"><text:span text:style-name="T1">&lt;</text:span><text:span text:style-name="T2">div</text:span> <text:span text:style-name="T3">class</text:span>=<text:span text:style-name="T4">"form-group"</text:span><text:span text:style-name="T1">&gt;</text:span></text:p>
      <text:p text:style-name="P1"><text:span text:style-name="T1">&lt;</text:span><text:span text:style-name="T2">label</text:span><text:span text:style-name="T1">&gt;</text:span>Position<text:span text:style-name="T1">&lt;/</text:span><text:span text:style-name="T2">label</text:span><text:span text:style-name="T1">&gt;</text:span></text:p>
      <text:p text:style-name="P1"><text:span text:style-name="T1">&lt;</text:span><text:span text:style-name="T2">select</text:span> <text:span text:style-name="T3">class</text:span>=<text:span text:style-name="T4">"custom-select"</text:span> <text:span text:style-name="T3">#position</text:span>=<text:span text:style-name="T4">"ngModel"</text:span> <text:span text:style-name="T3">[(ngModel)]</text:span>=<text:span text:style-name="T4">"userModel.position"</text:span> <text:span text:style-name="T3">required</text:span><text:span text:style-name="T1">&gt;</text:span></text:p>
      <text:p text:style-name="P1"><text:span text:style-name="T1">&lt;</text:span><text:span text:style-name="T2">option</text:span> <text:span text:style-name="T3">selected</text:span><text:span text:style-name="T1">&gt;</text:span>Choose Position<text:span text:style-name="T1">&lt;/</text:span><text:span text:style-name="T2">option</text:span><text:span text:style-name="T1">&gt;</text:span></text:p>
      <text:p text:style-name="P1"><text:span text:style-name="T1">&lt;</text:span><text:span text:style-name="T2">option</text:span> <text:span text:style-name="T3">*ngFor</text:span>=<text:span text:style-name="T4">"let Position of Position"</text:span><text:span text:style-name="T1">&gt;</text:span>{{Position}}<text:span text:style-name="T1">&lt;/</text:span><text:span text:style-name="T2">option</text:span><text:span text:style-name="T1">&gt;</text:span></text:p>
      <text:p text:style-name="P1"><text:span text:style-name="T1">&lt;/</text:span><text:span text:style-name="T2">select</text:span><text:span text:style-name="T1">&gt;</text:span></text:p>
      <text:p text:style-name="P1"><text:span text:style-name="T1">&lt;/</text:span><text:span text:style-name="T2">div</text:span><text:span text:style-name="T1">&gt;</text:span></text:p>
      <text:p text:style-name="P1"><text:span text:style-name="T1">&lt;</text:span><text:span text:style-name="T2">button</text:span> <text:span text:style-name="T3">[disabled]</text:span>=<text:span text:style-name="T4">"userForm.form.invalid"</text:span> <text:span text:style-name="T3">class</text:span>=<text:span text:style-name="T4">"btn btn-primary"</text:span> <text:span text:style-name="T3">type</text:span>=<text:span text:style-name="T4">"submit"</text:span><text:span text:style-name="T1">&gt;</text:span>Submit<text:span text:style-name="T1">&lt;/</text:span><text:span text:style-name="T2">button</text:span><text:span text:style-name="T1">&gt;</text:span><text:span text:style-name="T2">&amp;nbsp;&amp;nbsp;&amp;nbsp;</text:span></text:p>
      <text:p text:style-name="P1"><text:span text:style-name="T1">&lt;</text:span><text:span text:style-name="T2">input</text:span> <text:span text:style-name="T3">type</text:span>=<text:span text:style-name="T4">"reset"</text:span> <text:span text:style-name="T3">class</text:span>=<text:span text:style-name="T4">"btn btn-primary"</text:span> <text:span text:style-name="T3">value</text:span>=<text:span text:style-name="T4">"Cancel"</text:span><text:span text:style-name="T1">&gt;</text:span></text:p>
      <text:p text:style-name="P1"><text:span text:style-name="T1">&lt;/</text:span><text:span text:style-name="T2">form</text:span><text:span text:style-name="T1">&gt;</text:span></text:p>
      <text:p text:style-name="P1"><text:span text:style-name="T1">&lt;/</text:span><text:span text:style-name="T2">div</text:span><text:span text:style-name="T1">&gt;</text:span></text:p>
      <text:p text:style-name="P5"/>
      <text:p text:style-name="P1"><text:span text:style-name="T1">&lt;/</text:span><text:span text:style-name="T2">div</text:span><text:span text:style-name="T1">&gt;</text:span></text:p>
      <text:p text:style-name="P1"><text:span text:style-name="T1">&lt;/</text:span><text:span text:style-name="T2">div</text:span><text:span text:style-name="T1">&gt;</text:span></text:p>
      <text:p text:style-name="P1"><text:span text:style-name="T1">&lt;/</text:span><text:span text:style-name="T2">body</text:span><text:span text:style-name="T1">&gt;</text:span></text:p>
      <text:p text:style-name="P1"><text:span text:style-name="T1">&lt;/</text:span><text:span text:style-name="T2">html</text:span><text:span text:style-name="T1">&gt;</text:span></text:p>
      <text:p text:style-name="P4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P1"><text:span text:style-name="T1">&lt;</text:span><text:span text:style-name="T2">body</text:span><text:span text:style-name="T1">&gt;</text:span></text:p>
      <text:p text:style-name="P1"><text:span text:style-name="T1">&lt;</text:span><text:span text:style-name="T2">form</text:span> <text:span text:style-name="T3">#userlogin</text:span> = <text:span text:style-name="T4">"ngForm"</text:span> <text:span text:style-name="T3">(ngSubmit)</text:span> = <text:span text:style-name="T4">"onClickSubmit(userlogin.value)"</text:span><text:span text:style-name="T1">&gt;&lt;</text:span><text:span text:style-name="T2">table</text:span><text:span text:style-name="T1">&gt;</text:span></text:p>
      <text:p text:style-name="P1"><text:span text:style-name="T1">&lt;</text:span><text:span text:style-name="T2">tr</text:span><text:span text:style-name="T1">&gt;&lt;/</text:span><text:span text:style-name="T2">tr</text:span><text:span text:style-name="T1">&gt;</text:span></text:p>
      <text:p text:style-name="P1"><text:span text:style-name="T1">&lt;</text:span><text:span text:style-name="T2">tr</text:span><text:span text:style-name="T1">&gt;&lt;</text:span><text:span text:style-name="T2">td</text:span><text:span text:style-name="T1">&gt;</text:span>First Name<text:span text:style-name="T1">&lt;/</text:span><text:span text:style-name="T2">td</text:span><text:span text:style-name="T1">&gt;&lt;</text:span><text:span text:style-name="T2">td</text:span><text:span text:style-name="T1">&gt;&lt;</text:span><text:span text:style-name="T2">input</text:span> <text:span text:style-name="T3">type</text:span> = <text:span text:style-name="T4">"text"</text:span> <text:span text:style-name="T3">name</text:span> = <text:span text:style-name="T4">"fname"</text:span> <text:span text:style-name="T3">placeholder</text:span> = <text:span text:style-name="T4">"First Name"</text:span> <text:span text:style-name="T3">ngModel</text:span><text:span text:style-name="T1">&gt;&lt;/</text:span><text:span text:style-name="T2">td</text:span><text:span text:style-name="T1">&gt;&lt;/</text:span><text:span text:style-name="T2">tr</text:span><text:span text:style-name="T1">&gt;</text:span></text:p>
      <text:p text:style-name="P1"><text:span text:style-name="T1">&lt;</text:span><text:span text:style-name="T2">br</text:span><text:span text:style-name="T1">/&gt;</text:span></text:p>
      <text:p text:style-name="P1"><text:span text:style-name="T1">&lt;</text:span><text:span text:style-name="T2">tr</text:span><text:span text:style-name="T1">&gt;&lt;</text:span><text:span text:style-name="T2">td</text:span><text:span text:style-name="T1">&gt;</text:span>Last Name<text:span text:style-name="T1">&lt;/</text:span><text:span text:style-name="T2">td</text:span><text:span text:style-name="T1">&gt;&lt;</text:span><text:span text:style-name="T2">td</text:span><text:span text:style-name="T1">&gt;&lt;</text:span><text:span text:style-name="T2">input</text:span> <text:span text:style-name="T3">type</text:span> = <text:span text:style-name="T4">"text"</text:span> <text:span text:style-name="T3">name</text:span> = <text:span text:style-name="T4">"lname"</text:span> <text:span text:style-name="T3">placeholder</text:span> = <text:span text:style-name="T4">"Last Name"</text:span> <text:span text:style-name="T3">ngModel</text:span><text:span text:style-name="T1">&gt;&lt;/</text:span><text:span text:style-name="T2">td</text:span><text:span text:style-name="T1">&gt;&lt;/</text:span><text:span text:style-name="T2">tr</text:span><text:span text:style-name="T1">&gt;</text:span></text:p>
      <text:p text:style-name="P1"><text:span text:style-name="T1">&lt;</text:span><text:span text:style-name="T2">br</text:span><text:span text:style-name="T1">/&gt;</text:span></text:p>
      <text:p text:style-name="P1"><text:span text:style-name="T1">&lt;</text:span><text:span text:style-name="T2">tr</text:span><text:span text:style-name="T1">&gt;&lt;</text:span><text:span text:style-name="T2">td</text:span><text:span text:style-name="T1">&gt;</text:span>User Name<text:span text:style-name="T1">&lt;/</text:span><text:span text:style-name="T2">td</text:span><text:span text:style-name="T1">&gt;&lt;</text:span><text:span text:style-name="T2">td</text:span><text:span text:style-name="T1">&gt;&lt;</text:span><text:span text:style-name="T2">input</text:span> <text:span text:style-name="T3">type</text:span> = <text:span text:style-name="T4">"text"</text:span> <text:span text:style-name="T3">name</text:span> = <text:span text:style-name="T4">"uname"</text:span> <text:span text:style-name="T3">placeholder</text:span> = <text:span text:style-name="T4">"User Name"</text:span> <text:span text:style-name="T3">ngModel</text:span><text:span text:style-name="T1">&gt;&lt;/</text:span><text:span text:style-name="T2">td</text:span><text:span text:style-name="T1">&gt;&lt;/</text:span><text:span text:style-name="T2">tr</text:span><text:span text:style-name="T1">&gt;</text:span></text:p>
      <text:p text:style-name="P1"><text:span text:style-name="T1">&lt;</text:span><text:span text:style-name="T2">br</text:span><text:span text:style-name="T1">/&gt;</text:span></text:p>
      <text:p text:style-name="P1"><text:span text:style-name="T1">&lt;</text:span><text:span text:style-name="T2">tr</text:span><text:span text:style-name="T1">&gt;&lt;</text:span><text:span text:style-name="T2">td</text:span><text:span text:style-name="T1">&gt;</text:span>Gender<text:span text:style-name="T1">&lt;/</text:span><text:span text:style-name="T2">td</text:span><text:span text:style-name="T1">&gt;&lt;</text:span><text:span text:style-name="T2">td</text:span><text:span text:style-name="T1">&gt;&lt;</text:span><text:span text:style-name="T2">input</text:span> <text:span text:style-name="T3">type</text:span> = <text:span text:style-name="T4">"radio"</text:span> <text:span text:style-name="T3">name</text:span> = <text:span text:style-name="T4">"gender"</text:span> <text:span text:style-name="T3">value</text:span>=<text:span text:style-name="T4">"Male"</text:span> <text:span text:style-name="T3">ngModel</text:span><text:span text:style-name="T1">&gt;</text:span>Male</text:p>
      <text:p text:style-name="P1"><text:span text:style-name="T1">&lt;</text:span><text:span text:style-name="T2">input</text:span> <text:span text:style-name="T3">type</text:span> = <text:span text:style-name="T4">"radio"</text:span> <text:span text:style-name="T3">name</text:span> = <text:span text:style-name="T4">"gender"</text:span> <text:span text:style-name="T3">value</text:span>=<text:span text:style-name="T4">"Female"</text:span> <text:span text:style-name="T3">ngModel</text:span><text:span text:style-name="T1">&gt;</text:span>Female<text:span text:style-name="T1">&lt;/</text:span><text:span text:style-name="T2">td</text:span><text:span text:style-name="T1">&gt;&lt;/</text:span><text:span text:style-name="T2">tr</text:span><text:span text:style-name="T1">&gt;</text:span></text:p>
      <text:p text:style-name="P1"><text:span text:style-name="T1">&lt;</text:span><text:span text:style-name="T2">br</text:span><text:span text:style-name="T1">/&gt;</text:span></text:p>
      <text:p text:style-name="P1"><text:span text:style-name="T1">&lt;</text:span><text:span text:style-name="T2">tr</text:span><text:span text:style-name="T1">&gt;&lt;</text:span><text:span text:style-name="T2">td</text:span><text:span text:style-name="T1">&gt;</text:span> Email<text:span text:style-name="T1">&lt;/</text:span><text:span text:style-name="T2">td</text:span><text:span text:style-name="T1">&gt;&lt;</text:span><text:span text:style-name="T2">td</text:span><text:span text:style-name="T1">&gt;&lt;</text:span><text:span text:style-name="T2">input</text:span> <text:span text:style-name="T3">type</text:span> = <text:span text:style-name="T4">"email"</text:span> <text:span text:style-name="T3">name</text:span> = <text:span text:style-name="T4">"email"</text:span> <text:span text:style-name="T3">placeholder</text:span> = <text:span text:style-name="T4">"Email"</text:span> <text:span text:style-name="T3">ngModel</text:span><text:span text:style-name="T1">&gt;&lt;/</text:span><text:span text:style-name="T2">td</text:span><text:span text:style-name="T1">&gt;&lt;/</text:span><text:span text:style-name="T2">tr</text:span><text:span text:style-name="T1">&gt;</text:span></text:p>
      <text:p text:style-name="P1"><text:span text:style-name="T1">&lt;</text:span><text:span text:style-name="T2">br</text:span><text:span text:style-name="T1">/&gt;</text:span></text:p>
      <text:p text:style-name="P1"><text:span text:style-name="T1">&lt;</text:span><text:span text:style-name="T2">tr</text:span><text:span text:style-name="T1">&gt;&lt;</text:span><text:span text:style-name="T2">td</text:span><text:span text:style-name="T1">&gt;</text:span>Mobile<text:span text:style-name="T1">&lt;/</text:span><text:span text:style-name="T2">td</text:span><text:span text:style-name="T1">&gt;&lt;</text:span><text:span text:style-name="T2">td</text:span><text:span text:style-name="T1">&gt;&lt;</text:span><text:span text:style-name="T2">input</text:span> <text:span text:style-name="T3">type</text:span> = <text:span text:style-name="T4">"tel"</text:span> <text:span text:style-name="T3">name</text:span> = <text:span text:style-name="T4">"mobile"</text:span> <text:span text:style-name="T3">placeholder</text:span> = <text:span text:style-name="T4">"Mobile Number"</text:span> <text:span text:style-name="T3">ngModel</text:span><text:span text:style-name="T1">&gt;&lt;/</text:span><text:span text:style-name="T2">td</text:span><text:span text:style-name="T1">&gt;&lt;/</text:span><text:span text:style-name="T2">tr</text:span><text:span text:style-name="T1">&gt;</text:span></text:p>
      <text:p text:style-name="P1"><text:span text:style-name="T1">&lt;</text:span><text:span text:style-name="T2">br</text:span><text:span text:style-name="T1">/&gt;</text:span></text:p>
      <text:p text:style-name="P1"><text:span text:style-name="T1">&lt;</text:span><text:span text:style-name="T2">tr</text:span><text:span text:style-name="T1">&gt;&lt;</text:span><text:span text:style-name="T2">td</text:span><text:span text:style-name="T1">&gt;</text:span>Address<text:span text:style-name="T1">&lt;/</text:span><text:span text:style-name="T2">td</text:span><text:span text:style-name="T1">&gt;&lt;</text:span><text:span text:style-name="T2">td</text:span><text:span text:style-name="T1">&gt;&lt;</text:span><text:span text:style-name="T2">input</text:span> <text:span text:style-name="T3">type</text:span> = <text:span text:style-name="T4">"text"</text:span> <text:span text:style-name="T3">name</text:span> = <text:span text:style-name="T4">"address"</text:span> <text:span text:style-name="T3">placeholder</text:span> = <text:span text:style-name="T4">"Address"</text:span> <text:span text:style-name="T3">ngModel</text:span><text:span text:style-name="T1">&gt;&lt;/</text:span><text:span text:style-name="T2">td</text:span><text:span text:style-name="T1">&gt;&lt;/</text:span><text:span text:style-name="T2">tr</text:span><text:span text:style-name="T1">&gt;</text:span></text:p>
      <text:p text:style-name="P1"><text:span text:style-name="T1">&lt;</text:span><text:span text:style-name="T2">br</text:span><text:span text:style-name="T1">/&gt;</text:span></text:p>
      <text:p text:style-name="P1"><text:span text:style-name="T1">&lt;</text:span><text:span text:style-name="T2">tr</text:span><text:span text:style-name="T1">&gt;&lt;</text:span><text:span text:style-name="T2">td</text:span><text:span text:style-name="T1">&gt;</text:span>Password<text:span text:style-name="T1">&lt;/</text:span><text:span text:style-name="T2">td</text:span><text:span text:style-name="T1">&gt;&lt;</text:span><text:span text:style-name="T2">td</text:span><text:span text:style-name="T1">&gt;&lt;</text:span><text:span text:style-name="T2">input</text:span> <text:span text:style-name="T3">type</text:span> = <text:span text:style-name="T4">"password"</text:span> <text:span text:style-name="T3">name</text:span> = <text:span text:style-name="T4">"password"</text:span> <text:span text:style-name="T3">placeholder</text:span> = <text:span text:style-name="T4">"Password"</text:span> <text:span text:style-name="T3">ngModel</text:span><text:span text:style-name="T1">&gt;&lt;/</text:span><text:span text:style-name="T2">td</text:span><text:span text:style-name="T1">&gt;&lt;/</text:span><text:span text:style-name="T2">tr</text:span><text:span text:style-name="T1">&gt;</text:span></text:p>
      <text:p text:style-name="P1"><text:span text:style-name="T1">&lt;</text:span><text:span text:style-name="T2">br</text:span><text:span text:style-name="T1">/&gt;</text:span></text:p>
      <text:p text:style-name="P1"><text:span text:style-name="T1">&lt;</text:span><text:span text:style-name="T2">tr</text:span><text:span text:style-name="T1">&gt;&lt;</text:span><text:span text:style-name="T2">td</text:span><text:span text:style-name="T1">&gt;</text:span>Confirm Password<text:span text:style-name="T1">&lt;/</text:span><text:span text:style-name="T2">td</text:span><text:span text:style-name="T1">&gt;&lt;</text:span><text:span text:style-name="T2">td</text:span><text:span text:style-name="T1">&gt;&lt;</text:span><text:span text:style-name="T2">input</text:span> <text:span text:style-name="T3">type</text:span> = <text:span text:style-name="T4">"password"</text:span> <text:span text:style-name="T3">name</text:span> = <text:span text:style-name="T4">"password2"</text:span> <text:span text:style-name="T3">placeholder</text:span> = <text:span text:style-name="T4">"Confirm Password"</text:span> <text:span text:style-name="T3">ngModel</text:span><text:span text:style-name="T1">&gt;&lt;/</text:span><text:span text:style-name="T2">td</text:span><text:span text:style-name="T1">&gt;&lt;/</text:span><text:span text:style-name="T2">tr</text:span><text:span text:style-name="T1">&gt;</text:span></text:p>
      <text:p text:style-name="P1"><text:span text:style-name="T1">&lt;</text:span><text:span text:style-name="T2">br</text:span><text:span text:style-name="T1">/&gt;</text:span></text:p>
      <text:p text:style-name="P1"><text:span text:style-name="T1">&lt;</text:span><text:span text:style-name="T2">tr</text:span><text:span text:style-name="T1">&gt;&lt;</text:span><text:span text:style-name="T2">td</text:span><text:span text:style-name="T1">&gt;</text:span> <text:span text:style-name="T1">&lt;/</text:span><text:span text:style-name="T2">td</text:span><text:span text:style-name="T1">&gt;&lt;</text:span><text:span text:style-name="T2">td</text:span><text:span text:style-name="T1">&gt;&lt;</text:span><text:span text:style-name="T2">input</text:span> <text:span text:style-name="T3">type</text:span> = <text:span text:style-name="T4">"submit"</text:span> <text:span text:style-name="T3">value</text:span> = <text:span text:style-name="T4">"Next"</text:span><text:span text:style-name="T1">&gt;</text:span> <text:span text:style-name="T2">&amp;nbsp;&amp;nbsp;&amp;nbsp;</text:span> <text:span text:style-name="T1">&lt;</text:span><text:span text:style-name="T2">input</text:span> <text:span text:style-name="T3">type</text:span> = <text:span text:style-name="T4">"reset"</text:span> <text:span text:style-name="T3">value</text:span> = <text:span text:style-name="T4">"Cancel"</text:span><text:span text:style-name="T1">&gt;</text:span></text:p>
      <text:p text:style-name="P1"><text:span text:style-name="T1">&lt;/</text:span><text:span text:style-name="T2">td</text:span><text:span text:style-name="T1">&gt;&lt;/</text:span><text:span text:style-name="T2">tr</text:span><text:span text:style-name="T1">&gt;</text:span></text:p>
      <text:p text:style-name="P1"><text:span text:style-name="T1">&lt;</text:span><text:span text:style-name="T2">tr</text:span><text:span text:style-name="T1">&gt;&lt;/</text:span><text:span text:style-name="T2">tr</text:span><text:span text:style-name="T1">&gt;&lt;/</text:span><text:span text:style-name="T2">table</text:span><text:span text:style-name="T1">&gt;</text:span></text:p>
      <text:p text:style-name="P3"/>
      <text:p text:style-name="P1"><text:span text:style-name="T1">&lt;/</text:span><text:span text:style-name="T2">form</text:span><text:span text:style-name="T1">&gt;</text:span></text:p>
      <text:p text:style-name="P1"><text:span text:style-name="T1">&lt;/</text:span><text:span text:style-name="T2">body</text:span><text:span text:style-name="T1">&gt;</text:span></text:p>
      <text:p text:style-name="Standard"/>
      <text:p text:style-name="Standard"/>
      <text:p text:style-name="Standard"/>
      <text:p text:style-name="P1"><text:soft-page-break/><text:span text:style-name="T1">&lt;</text:span><text:span text:style-name="T2">html</text:span><text:span text:style-name="T1">&gt;</text:span></text:p>
      <text:p text:style-name="P1"><text:span text:style-name="T1">&lt;</text:span><text:span text:style-name="T2">body</text:span><text:span text:style-name="T1">&gt;</text:span></text:p>
      <text:p text:style-name="P1"><text:span text:style-name="T1">&lt;</text:span><text:span text:style-name="T2">div</text:span> <text:span text:style-name="T3">id</text:span>=<text:span text:style-name="T4">"login-box"</text:span><text:span text:style-name="T1">&gt;</text:span></text:p>
      <text:p text:style-name="P1"><text:span text:style-name="T1">&lt;</text:span><text:span text:style-name="T2">div</text:span> <text:span text:style-name="T3">class</text:span>=<text:span text:style-name="T4">"left-box"</text:span><text:span text:style-name="T1">&gt;</text:span> </text:p>
      <text:p text:style-name="P5"/>
      <text:p text:style-name="P1"><text:span text:style-name="T1">&lt;</text:span><text:span text:style-name="T2">div</text:span> <text:span text:style-name="T3">class</text:span>=<text:span text:style-name="T4">"container-fluid"</text:span><text:span text:style-name="T1">&gt;</text:span></text:p>
      <text:p text:style-name="P1"><text:span text:style-name="T1">&lt;</text:span><text:span text:style-name="T2">h2</text:span><text:span text:style-name="T1">&gt;</text:span>SignUp Form<text:span text:style-name="T1">&lt;/</text:span><text:span text:style-name="T2">h2</text:span><text:span text:style-name="T1">&gt;</text:span></text:p>
      <text:p text:style-name="P1"><text:span text:style-name="T1">&lt;</text:span><text:span text:style-name="T2">form</text:span> <text:span text:style-name="T3">#userForm</text:span>=<text:span text:style-name="T4">"ngForm"</text:span> <text:span text:style-name="T3">*ngIf</text:span>=<text:span text:style-name="T4">"!submitted"</text:span> <text:span text:style-name="T3">(ngSubmit)</text:span>=<text:span text:style-name="T4">"onSubmit()"</text:span> <text:span text:style-name="T3">novalidate</text:span><text:span text:style-name="T1">&gt;</text:span></text:p>
      <text:p text:style-name="P1"><text:span text:style-name="T1">&lt;</text:span><text:span text:style-name="T2">div</text:span> <text:span text:style-name="T3">class</text:span>=<text:span text:style-name="T4">"form-group"</text:span><text:span text:style-name="T1">&gt;</text:span></text:p>
      <text:p text:style-name="P1"><text:span text:style-name="T1">&lt;</text:span><text:span text:style-name="T2">label</text:span><text:span text:style-name="T1">&gt;</text:span>First Name<text:span text:style-name="T1">&lt;/</text:span><text:span text:style-name="T2">label</text:span><text:span text:style-name="T1">&gt;</text:span></text:p>
      <text:p text:style-name="P1"><text:span text:style-name="T1">&lt;</text:span><text:span text:style-name="T2">input</text:span> <text:span text:style-name="T3">type</text:span>=<text:span text:style-name="T4">"text"</text:span> <text:span text:style-name="T3">#fname</text:span>=<text:span text:style-name="T4">"ngModel"</text:span> <text:span text:style-name="T3">required</text:span> <text:span text:style-name="T3">class</text:span>=<text:span text:style-name="T4">"form-control"</text:span> <text:span text:style-name="T3">[class.is-invalid]</text:span>=<text:span text:style-name="T4">"fname.invalid &amp;&amp; fname.touched"</text:span> <text:span text:style-name="T3">name</text:span>=<text:span text:style-name="T4">"fname"</text:span> <text:span text:style-name="T3">[(ngModel)]</text:span>=<text:span text:style-name="T4">"userModel.fname"</text:span><text:span text:style-name="T1">&gt;</text:span></text:p>
      <text:p text:style-name="P1"><text:span text:style-name="T1">&lt;</text:span><text:span text:style-name="T2">small</text:span> <text:span text:style-name="T3">class</text:span>=<text:span text:style-name="T4">"text-danger"</text:span> <text:span text:style-name="T3">[class.d-none]</text:span>=<text:span text:style-name="T4">"fname.valid || fname.untouched"</text:span><text:span text:style-name="T1">&gt;</text:span>Enter First Name<text:span text:style-name="T1">&lt;/</text:span><text:span text:style-name="T2">small</text:span><text:span text:style-name="T1">&gt;</text:span></text:p>
      <text:p text:style-name="P1"><text:span text:style-name="T1">&lt;/</text:span><text:span text:style-name="T2">div</text:span><text:span text:style-name="T1">&gt;</text:span></text:p>
      <text:p text:style-name="P1"><text:span text:style-name="T1">&lt;</text:span><text:span text:style-name="T2">div</text:span> <text:span text:style-name="T3">class</text:span>=<text:span text:style-name="T4">"form-group"</text:span><text:span text:style-name="T1">&gt;</text:span></text:p>
      <text:p text:style-name="P1"><text:span text:style-name="T1">&lt;</text:span><text:span text:style-name="T2">label</text:span><text:span text:style-name="T1">&gt;</text:span>Last Name<text:span text:style-name="T1">&lt;/</text:span><text:span text:style-name="T2">label</text:span><text:span text:style-name="T1">&gt;</text:span></text:p>
      <text:p text:style-name="P1"><text:span text:style-name="T1">&lt;</text:span><text:span text:style-name="T2">input</text:span> <text:span text:style-name="T3">type</text:span>=<text:span text:style-name="T4">"text"</text:span> <text:span text:style-name="T3">#lname</text:span>=<text:span text:style-name="T4">"ngModel"</text:span> <text:span text:style-name="T3">required</text:span> <text:span text:style-name="T3">class</text:span>=<text:span text:style-name="T4">"form-control"</text:span> <text:span text:style-name="T3">[class.is-invalid]</text:span>=<text:span text:style-name="T4">"lname.invalid &amp;&amp; lname.touched"</text:span> <text:span text:style-name="T3">name</text:span>=<text:span text:style-name="T4">"lname"</text:span> <text:span text:style-name="T3">[(ngModel)]</text:span>=<text:span text:style-name="T4">"userModel.lname"</text:span><text:span text:style-name="T1">&gt;</text:span></text:p>
      <text:p text:style-name="P1"><text:span text:style-name="T1">&lt;</text:span><text:span text:style-name="T2">small</text:span> <text:span text:style-name="T3">class</text:span>=<text:span text:style-name="T4">"text-danger"</text:span> <text:span text:style-name="T3">[class.d-none]</text:span>=<text:span text:style-name="T4">"lname.valid || lname.untouched"</text:span><text:span text:style-name="T1">&gt;</text:span>Enter Last Name<text:span text:style-name="T1">&lt;/</text:span><text:span text:style-name="T2">small</text:span><text:span text:style-name="T1">&gt;</text:span></text:p>
      <text:p text:style-name="P1"><text:span text:style-name="T1">&lt;/</text:span><text:span text:style-name="T2">div</text:span><text:span text:style-name="T1">&gt;</text:span></text:p>
      <text:p text:style-name="P1"><text:span text:style-name="T1">&lt;</text:span><text:span text:style-name="T2">div</text:span> <text:span text:style-name="T3">class</text:span>=<text:span text:style-name="T4">"form-group"</text:span><text:span text:style-name="T1">&gt;</text:span></text:p>
      <text:p text:style-name="P1"><text:span text:style-name="T1">&lt;</text:span><text:span text:style-name="T2">label</text:span><text:span text:style-name="T1">&gt;</text:span>User Name<text:span text:style-name="T1">&lt;/</text:span><text:span text:style-name="T2">label</text:span><text:span text:style-name="T1">&gt;</text:span></text:p>
      <text:p text:style-name="P1"><text:span text:style-name="T1">&lt;</text:span><text:span text:style-name="T2">input</text:span> <text:span text:style-name="T3">type</text:span>=<text:span text:style-name="T4">"text"</text:span> <text:span text:style-name="T3">#uname</text:span>=<text:span text:style-name="T4">"ngModel"</text:span> <text:span text:style-name="T3">required</text:span> <text:span text:style-name="T3">class</text:span>=<text:span text:style-name="T4">"form-control"</text:span> <text:span text:style-name="T3">[class.is-invalid]</text:span>=<text:span text:style-name="T4">"uname.invalid &amp;&amp; uname.touched"</text:span> <text:span text:style-name="T3">name</text:span>=<text:span text:style-name="T4">"uname"</text:span> <text:span text:style-name="T3">[(ngModel)]</text:span>=<text:span text:style-name="T4">"userModel.uname"</text:span><text:span text:style-name="T1">&gt;</text:span></text:p>
      <text:p text:style-name="P1"><text:span text:style-name="T1">&lt;</text:span><text:span text:style-name="T2">small</text:span> <text:span text:style-name="T3">class</text:span>=<text:span text:style-name="T4">"text-danger"</text:span> <text:span text:style-name="T3">[class.d-none]</text:span>=<text:span text:style-name="T4">"uname.valid || uname.untouched"</text:span><text:span text:style-name="T1">&gt;</text:span>Enter User Name<text:span text:style-name="T1">&lt;/</text:span><text:span text:style-name="T2">small</text:span><text:span text:style-name="T1">&gt;</text:span></text:p>
      <text:p text:style-name="P1"><text:span text:style-name="T1">&lt;/</text:span><text:span text:style-name="T2">div</text:span><text:span text:style-name="T1">&gt;</text:span></text:p>
      <text:p text:style-name="P1"><text:span text:style-name="T1">&lt;</text:span><text:span text:style-name="T2">div</text:span> <text:span text:style-name="T3">class</text:span>=<text:span text:style-name="T4">"mb-3"</text:span><text:span text:style-name="T1">&gt;</text:span></text:p>
      <text:p text:style-name="P1"><text:span text:style-name="T1">&lt;</text:span><text:span text:style-name="T2">label</text:span><text:span text:style-name="T1">&gt;</text:span>Gender<text:span text:style-name="T1">&lt;/</text:span><text:span text:style-name="T2">label</text:span><text:span text:style-name="T1">&gt;</text:span></text:p>
      <text:p text:style-name="P1"><text:span text:style-name="T1">&lt;</text:span><text:span text:style-name="T2">div</text:span> <text:span text:style-name="T3">class</text:span>=<text:span text:style-name="T4">"form-check"</text:span><text:span text:style-name="T1">&gt;</text:span></text:p>
      <text:p text:style-name="P1"><text:span text:style-name="T1">&lt;</text:span><text:span text:style-name="T2">input</text:span> <text:span text:style-name="T3">class</text:span>=<text:span text:style-name="T4">"form-check-input"</text:span> <text:span text:style-name="T3">type</text:span>=<text:span text:style-name="T4">"radio"</text:span> <text:span text:style-name="T3">name</text:span>=<text:span text:style-name="T4">"gender"</text:span> <text:span text:style-name="T3">value</text:span>=<text:span text:style-name="T4">"Male"</text:span> <text:span text:style-name="T3">[(ngModel)]</text:span>=<text:span text:style-name="T4">"userModel.gender"</text:span><text:span text:style-name="T1">&gt;</text:span></text:p>
      <text:p text:style-name="P1"><text:span text:style-name="T1">&lt;</text:span><text:span text:style-name="T2">label</text:span> <text:span text:style-name="T3">class</text:span>=<text:span text:style-name="T4">"form-check-label"</text:span><text:span text:style-name="T1">&gt;</text:span>Male<text:span text:style-name="T1">&lt;/</text:span><text:span text:style-name="T2">label</text:span><text:span text:style-name="T1">&gt;</text:span></text:p>
      <text:p text:style-name="P1"><text:span text:style-name="T1">&lt;/</text:span><text:span text:style-name="T2">div</text:span><text:span text:style-name="T1">&gt;</text:span></text:p>
      <text:p text:style-name="P1"><text:soft-page-break/><text:span text:style-name="T1">&lt;</text:span><text:span text:style-name="T2">div</text:span> <text:span text:style-name="T3">class</text:span>=<text:span text:style-name="T4">"form-check"</text:span><text:span text:style-name="T1">&gt;</text:span></text:p>
      <text:p text:style-name="P1"><text:span text:style-name="T1">&lt;</text:span><text:span text:style-name="T2">input</text:span> <text:span text:style-name="T3">class</text:span>=<text:span text:style-name="T4">"form-check-input"</text:span> <text:span text:style-name="T3">type</text:span>=<text:span text:style-name="T4">"radio"</text:span> <text:span text:style-name="T3">name</text:span>=<text:span text:style-name="T4">"gender"</text:span> <text:span text:style-name="T3">value</text:span>=<text:span text:style-name="T4">"Female"</text:span> <text:span text:style-name="T3">[(ngModel)]</text:span>=<text:span text:style-name="T4">"userModel.gender"</text:span><text:span text:style-name="T1">&gt;</text:span></text:p>
      <text:p text:style-name="P1"><text:span text:style-name="T1">&lt;</text:span><text:span text:style-name="T2">label</text:span> <text:span text:style-name="T3">class</text:span>=<text:span text:style-name="T4">"form-check-label"</text:span><text:span text:style-name="T1">&gt;</text:span>Female<text:span text:style-name="T1">&lt;/</text:span><text:span text:style-name="T2">label</text:span><text:span text:style-name="T1">&gt;</text:span></text:p>
      <text:p text:style-name="P1"><text:span text:style-name="T1">&lt;/</text:span><text:span text:style-name="T2">div</text:span><text:span text:style-name="T1">&gt;</text:span></text:p>
      <text:p text:style-name="P1"><text:span text:style-name="T1">&lt;/</text:span><text:span text:style-name="T2">div</text:span><text:span text:style-name="T1">&gt;</text:span></text:p>
      <text:p text:style-name="P1"><text:span text:style-name="T1">&lt;</text:span><text:span text:style-name="T2">div</text:span> <text:span text:style-name="T3">class</text:span>=<text:span text:style-name="T4">"form-group"</text:span><text:span text:style-name="T1">&gt;</text:span></text:p>
      <text:p text:style-name="P1"><text:span text:style-name="T1">&lt;</text:span><text:span text:style-name="T2">label</text:span><text:span text:style-name="T1">&gt;</text:span>Email<text:span text:style-name="T1">&lt;/</text:span><text:span text:style-name="T2">label</text:span><text:span text:style-name="T1">&gt;</text:span></text:p>
      <text:p text:style-name="P1"><text:span text:style-name="T1">&lt;</text:span><text:span text:style-name="T2">input</text:span> <text:span text:style-name="T3">type</text:span>=<text:span text:style-name="T4">"email"</text:span> <text:span text:style-name="T3">#email</text:span>=<text:span text:style-name="T4">"ngModel"</text:span> <text:span text:style-name="T3">required</text:span> <text:span text:style-name="T3">class</text:span>=<text:span text:style-name="T4">"form-control"</text:span> <text:span text:style-name="T3">name</text:span>=<text:span text:style-name="T4">"email"</text:span> <text:span text:style-name="T3">[(ngModel)]</text:span>=<text:span text:style-name="T4">"userModel.email"</text:span> <text:span text:style-name="T3">[class.is-invalid]</text:span>=<text:span text:style-name="T4">"email.invalid &amp;&amp; email.touched"</text:span> <text:span text:style-name="T3">[(ngModel)]</text:span>=<text:span text:style-name="T4">"userModel.email"</text:span><text:span text:style-name="T1">&gt;</text:span></text:p>
      <text:p text:style-name="P1"><text:span text:style-name="T1">&lt;</text:span><text:span text:style-name="T2">small</text:span> <text:span text:style-name="T3">class</text:span>=<text:span text:style-name="T4">"text-danger"</text:span> <text:span text:style-name="T3">[class.d-none]</text:span>=<text:span text:style-name="T4">"email.valid || email.untouched"</text:span><text:span text:style-name="T1">&gt;</text:span>Enter Email<text:span text:style-name="T1">&lt;/</text:span><text:span text:style-name="T2">small</text:span><text:span text:style-name="T1">&gt;</text:span></text:p>
      <text:p text:style-name="P1"><text:span text:style-name="T1">&lt;/</text:span><text:span text:style-name="T2">div</text:span><text:span text:style-name="T1">&gt;</text:span></text:p>
      <text:p text:style-name="P1"><text:span text:style-name="T1">&lt;</text:span><text:span text:style-name="T2">div</text:span> <text:span text:style-name="T3">class</text:span>=<text:span text:style-name="T4">"form-group"</text:span><text:span text:style-name="T1">&gt;</text:span></text:p>
      <text:p text:style-name="P1"><text:span text:style-name="T1">&lt;</text:span><text:span text:style-name="T2">label</text:span><text:span text:style-name="T1">&gt;</text:span>Phone<text:span text:style-name="T1">&lt;/</text:span><text:span text:style-name="T2">label</text:span><text:span text:style-name="T1">&gt;</text:span></text:p>
      <text:p text:style-name="P1"><text:span text:style-name="T1">&lt;</text:span><text:span text:style-name="T2">input</text:span> <text:span text:style-name="T3">type</text:span>=<text:span text:style-name="T4">"tel"</text:span> <text:span text:style-name="T3">#phone</text:span>=<text:span text:style-name="T4">"ngModel"</text:span> <text:span text:style-name="T3">required</text:span> <text:span text:style-name="T3">pattern</text:span>=<text:span text:style-name="T4">"^\d{10}$"</text:span> <text:span text:style-name="T3">class</text:span>=<text:span text:style-name="T4">"form-control"</text:span> <text:span text:style-name="T3">[class.is-invalid]</text:span>=<text:span text:style-name="T4">"phone.invalid &amp;&amp; phone.touched"</text:span> <text:span text:style-name="T3">name</text:span>=<text:span text:style-name="T4">"phone"</text:span> <text:span text:style-name="T3">[(ngModel)]</text:span>=<text:span text:style-name="T4">"userModel.phone"</text:span><text:span text:style-name="T1">&gt;</text:span></text:p>
      <text:p text:style-name="P2">&lt;!-- &lt;small class="text-danger" [class.d-none]="phone.valid || phone.untouched"&gt;Phone number must be 10 digits&lt;/small&gt; --&gt;</text:p>
      <text:p text:style-name="P1"><text:span text:style-name="T1">&lt;</text:span><text:span text:style-name="T2">div</text:span> <text:span text:style-name="T3">*ngIf</text:span>=<text:span text:style-name="T4">"phone.errors &amp;&amp; (phone.invalid || phone.touched)"</text:span><text:span text:style-name="T1">&gt;</text:span></text:p>
      <text:p text:style-name="P1"><text:span text:style-name="T1">&lt;</text:span><text:span text:style-name="T2">small</text:span> <text:span text:style-name="T3">class</text:span>=<text:span text:style-name="T4">"text-danger"</text:span> <text:span text:style-name="T3">*ngIf</text:span>=<text:span text:style-name="T4">"phone.errors.required"</text:span><text:span text:style-name="T1">&gt;</text:span>Enter Phone Number<text:span text:style-name="T1">&lt;/</text:span><text:span text:style-name="T2">small</text:span><text:span text:style-name="T1">&gt;</text:span> </text:p>
      <text:p text:style-name="P1"><text:span text:style-name="T1">&lt;</text:span><text:span text:style-name="T2">small</text:span> <text:span text:style-name="T3">class</text:span>=<text:span text:style-name="T4">"text-danger"</text:span> <text:span text:style-name="T3">*ngIf</text:span>=<text:span text:style-name="T4">"phone.errors.pattern"</text:span><text:span text:style-name="T1">&gt;</text:span>Phone number must be 10 digits<text:span text:style-name="T1">&lt;/</text:span><text:span text:style-name="T2">small</text:span><text:span text:style-name="T1">&gt;</text:span> </text:p>
      <text:p text:style-name="P1"><text:span text:style-name="T1">&lt;/</text:span><text:span text:style-name="T2">div</text:span><text:span text:style-name="T1">&gt;</text:span></text:p>
      <text:p text:style-name="P1"><text:span text:style-name="T1">&lt;/</text:span><text:span text:style-name="T2">div</text:span><text:span text:style-name="T1">&gt;</text:span></text:p>
      <text:p text:style-name="P1"><text:span text:style-name="T1">&lt;</text:span><text:span text:style-name="T2">div</text:span> <text:span text:style-name="T3">class</text:span>=<text:span text:style-name="T4">"form-group"</text:span><text:span text:style-name="T1">&gt;</text:span></text:p>
      <text:p text:style-name="P1"><text:span text:style-name="T1">&lt;</text:span><text:span text:style-name="T2">select</text:span> <text:span text:style-name="T3">class</text:span>=<text:span text:style-name="T4">"custom-select"</text:span> <text:span text:style-name="T3">(blur)</text:span>=<text:span text:style-name="T4">"validateTopic(topic.value)"</text:span> <text:span text:style-name="T3">(change)</text:span>=<text:span text:style-name="T4">"validateTopic(topic.value)"</text:span> <text:span text:style-name="T3">#topic</text:span>=<text:span text:style-name="T4">"ngModel"</text:span> <text:span text:style-name="T3">[class.is-invalid]</text:span>=<text:span text:style-name="T4">"topicHasError &amp;&amp; topic.touched"</text:span> <text:span text:style-name="T3">name</text:span>=<text:span text:style-name="T4">"topic"</text:span> <text:span text:style-name="T3">[(ngModel)]</text:span>=<text:span text:style-name="T4">"userModel.topic"</text:span><text:span text:style-name="T1">&gt;</text:span></text:p>
      <text:p text:style-name="P1"><text:span text:style-name="T1">&lt;</text:span><text:span text:style-name="T2">option</text:span> <text:span text:style-name="T3">value</text:span>=<text:span text:style-name="T4">"default"</text:span><text:span text:style-name="T1">&gt;</text:span>I am interested in<text:span text:style-name="T1">&lt;/</text:span><text:span text:style-name="T2">option</text:span><text:span text:style-name="T1">&gt;</text:span></text:p>
      <text:p text:style-name="P1"><text:span text:style-name="T1">&lt;</text:span><text:span text:style-name="T2">option</text:span> <text:span text:style-name="T3">*ngFor</text:span>=<text:span text:style-name="T4">"let topic of topics"</text:span><text:span text:style-name="T1">&gt;</text:span>{{ topic }}<text:span text:style-name="T1">&lt;/</text:span><text:span text:style-name="T2">option</text:span><text:span text:style-name="T1">&gt;</text:span></text:p>
      <text:p text:style-name="P1"><text:span text:style-name="T1">&lt;/</text:span><text:span text:style-name="T2">select</text:span><text:span text:style-name="T1">&gt;</text:span></text:p>
      <text:p text:style-name="P1"><text:span text:style-name="T1">&lt;</text:span><text:span text:style-name="T2">small</text:span> <text:span text:style-name="T3">class</text:span>=<text:span text:style-name="T4">"text-danger"</text:span> <text:span text:style-name="T3">[class.d-none]</text:span>=<text:span text:style-name="T4">"!topicHasError || topic.untouched"</text:span><text:span text:style-name="T1">&gt;</text:span>Please choose a topic<text:span text:style-name="T1">&lt;/</text:span><text:span text:style-name="T2">small</text:span><text:span text:style-name="T1">&gt;</text:span> </text:p>
      <text:p text:style-name="P1"><text:span text:style-name="T1">&lt;/</text:span><text:span text:style-name="T2">div</text:span><text:span text:style-name="T1">&gt;</text:span></text:p>
      <text:p text:style-name="P1"><text:span text:style-name="T1">&lt;</text:span><text:span text:style-name="T2">div</text:span> <text:span text:style-name="T3">class</text:span>=<text:span text:style-name="T4">"form-group"</text:span><text:span text:style-name="T1">&gt;</text:span></text:p>
      <text:p text:style-name="P1"><text:span text:style-name="T1">&lt;</text:span><text:span text:style-name="T2">label</text:span><text:span text:style-name="T1">&gt;</text:span>Password<text:span text:style-name="T1">&lt;/</text:span><text:span text:style-name="T2">label</text:span><text:span text:style-name="T1">&gt;</text:span></text:p>
      <text:p text:style-name="P1"><text:span text:style-name="T1">&lt;</text:span><text:span text:style-name="T2">input</text:span> <text:span text:style-name="T3">type</text:span>=<text:span text:style-name="T4">"password"</text:span> <text:span text:style-name="T3">class</text:span>=<text:span text:style-name="T4">"form-control"</text:span> <text:span text:style-name="T3">#password</text:span>=<text:span text:style-name="T4">"ngModel"</text:span> <text:span text:style-name="T3">[(ngModel)]</text:span>=<text:span text:style-name="T4">"userModel.password"</text:span><text:span text:style-name="T3">[class.is-invalid]</text:span>=<text:span text:style-name="T4">"password.invalid&amp;&amp;password.touched"</text:span> <text:span text:style-name="T3">required</text:span><text:span text:style-name="T1">&gt;</text:span></text:p>
      <text:p text:style-name="P1"><text:soft-page-break/><text:span text:style-name="T1">&lt;</text:span><text:span text:style-name="T2">small</text:span> <text:span text:style-name="T3">[class.d-none]</text:span>=<text:span text:style-name="T4">"password.valid||password.untouched"</text:span> <text:span text:style-name="T3">class</text:span>=<text:span text:style-name="T4">"text-danger"</text:span><text:span text:style-name="T1">&gt;</text:span>Enter Password<text:span text:style-name="T1">&lt;/</text:span><text:span text:style-name="T2">small</text:span><text:span text:style-name="T1">&gt;</text:span></text:p>
      <text:p text:style-name="P1"><text:span text:style-name="T1">&lt;/</text:span><text:span text:style-name="T2">div</text:span><text:span text:style-name="T1">&gt;</text:span></text:p>
      <text:p text:style-name="P2">&lt;!-- {{password.className}}--&gt;</text:p>
      <text:p text:style-name="P1"><text:span text:style-name="T1">&lt;</text:span><text:span text:style-name="T2">div</text:span> <text:span text:style-name="T3">class</text:span>=<text:span text:style-name="T4">"form-group"</text:span><text:span text:style-name="T1">&gt;</text:span></text:p>
      <text:p text:style-name="P1"><text:span text:style-name="T1">&lt;</text:span><text:span text:style-name="T2">label</text:span><text:span text:style-name="T1">&gt;</text:span>Confirm Password<text:span text:style-name="T1">&lt;/</text:span><text:span text:style-name="T2">label</text:span><text:span text:style-name="T1">&gt;</text:span></text:p>
      <text:p text:style-name="P1"><text:span text:style-name="T1">&lt;</text:span><text:span text:style-name="T2">input</text:span> <text:span text:style-name="T3">type</text:span>=<text:span text:style-name="T4">"password"</text:span> <text:span text:style-name="T3">class</text:span>=<text:span text:style-name="T4">"form-control"</text:span> <text:span text:style-name="T3">#password2</text:span>=<text:span text:style-name="T4">"ngModel"</text:span> <text:span text:style-name="T3">[(ngModel)]</text:span>=<text:span text:style-name="T4">"userModel.password2"</text:span><text:span text:style-name="T3">[class.is-invalid]</text:span>=<text:span text:style-name="T4">"password2.invalid&amp;&amp;password2.touched"</text:span> <text:span text:style-name="T3">required</text:span><text:span text:style-name="T1">&gt;</text:span></text:p>
      <text:p text:style-name="P1"><text:span text:style-name="T1">&lt;</text:span><text:span text:style-name="T2">small</text:span> <text:span text:style-name="T3">[class.d-none]</text:span>=<text:span text:style-name="T4">"password2.valid||password2.untouched"</text:span> <text:span text:style-name="T3">class</text:span>=<text:span text:style-name="T4">"text-danger"</text:span><text:span text:style-name="T1">&gt;</text:span>Confirm Password<text:span text:style-name="T1">&lt;/</text:span><text:span text:style-name="T2">small</text:span><text:span text:style-name="T1">&gt;</text:span></text:p>
      <text:p text:style-name="P1"><text:span text:style-name="T1">&lt;/</text:span><text:span text:style-name="T2">div</text:span><text:span text:style-name="T1">&gt;</text:span></text:p>
      <text:p text:style-name="P2">&lt;!-- {{password2.className}}--&gt;</text:p>
      <text:p text:style-name="P1"><text:span text:style-name="T1">&lt;</text:span><text:span text:style-name="T2">div</text:span> <text:span text:style-name="T3">class</text:span>=<text:span text:style-name="T4">"form-check mb-3"</text:span><text:span text:style-name="T1">&gt;</text:span></text:p>
      <text:p text:style-name="P1"><text:span text:style-name="T1">&lt;</text:span><text:span text:style-name="T2">input</text:span> <text:span text:style-name="T3">class</text:span>=<text:span text:style-name="T4">"form-check-input"</text:span> <text:span text:style-name="T3">type</text:span>=<text:span text:style-name="T4">"checkbox"</text:span> <text:span text:style-name="T3">name</text:span>=<text:span text:style-name="T4">"subscribe"</text:span> <text:span text:style-name="T3">[(ngModel)]</text:span>=<text:span text:style-name="T4">"userModel.subscribe"</text:span><text:span text:style-name="T1">&gt;</text:span></text:p>
      <text:p text:style-name="P1"><text:span text:style-name="T1">&lt;</text:span><text:span text:style-name="T2">label</text:span> <text:span text:style-name="T3">class</text:span>=<text:span text:style-name="T4">"form-check-label"</text:span><text:span text:style-name="T1">&gt;</text:span></text:p>
      <text:p text:style-name="P1">Accept Terms&amp;conditions</text:p>
      <text:p text:style-name="P1"><text:span text:style-name="T1">&lt;/</text:span><text:span text:style-name="T2">label</text:span><text:span text:style-name="T1">&gt;</text:span></text:p>
      <text:p text:style-name="P1"><text:span text:style-name="T1">&lt;/</text:span><text:span text:style-name="T2">div</text:span><text:span text:style-name="T1">&gt;</text:span></text:p>
      <text:p text:style-name="P1"><text:span text:style-name="T1">&lt;</text:span><text:span text:style-name="T2">button</text:span> <text:span text:style-name="T3">[disabled]</text:span>=<text:span text:style-name="T4">"userForm.form.invalid || topicHasError"</text:span> <text:span text:style-name="T3">class</text:span>=<text:span text:style-name="T4">"btn btn-primary"</text:span> <text:span text:style-name="T3">type</text:span>=<text:span text:style-name="T4">"submit"</text:span> <text:span text:style-name="T1">&gt;</text:span>Submit form<text:span text:style-name="T1">&lt;/</text:span><text:span text:style-name="T2">button</text:span><text:span text:style-name="T1">&gt;</text:span></text:p>
      <text:p text:style-name="P1"><text:span text:style-name="T2">&amp;nbsp;&amp;nbsp;&amp;nbsp;</text:span><text:span text:style-name="T1">&lt;</text:span><text:span text:style-name="T2">input</text:span> <text:span text:style-name="T3">type</text:span>=<text:span text:style-name="T4">"reset"</text:span> <text:span text:style-name="T3">class</text:span>=<text:span text:style-name="T4">"btn btn-primary"</text:span> <text:span text:style-name="T3">value</text:span>=<text:span text:style-name="T4">"Cancel"</text:span><text:span text:style-name="T1">&gt;</text:span></text:p>
      <text:p text:style-name="P3"/>
      <text:p text:style-name="P1"><text:span text:style-name="T1">&lt;/</text:span><text:span text:style-name="T2">form</text:span><text:span text:style-name="T1">&gt;</text:span></text:p>
      <text:p text:style-name="P1"><text:span text:style-name="T1">&lt;</text:span><text:span text:style-name="T2">div</text:span> <text:span text:style-name="T3">class</text:span>=<text:span text:style-name="T4">"alert alert-danger"</text:span> <text:span text:style-name="T3">*ngIf</text:span>=<text:span text:style-name="T4">"errorMsg"</text:span><text:span text:style-name="T1">&gt;</text:span></text:p>
      <text:p text:style-name="P1">{{errorMsg}}</text:p>
      <text:p text:style-name="P1">{{userForm.status | json}}</text:p>
      <text:p text:style-name="P1">{{userForm.value | json}}</text:p>
      <text:p text:style-name="P1"><text:span text:style-name="T1">&lt;/</text:span><text:span text:style-name="T2">div</text:span><text:span text:style-name="T1">&gt;</text:span></text:p>
      <text:p text:style-name="P1"><text:span text:style-name="T1">&lt;/</text:span><text:span text:style-name="T2">div</text:span><text:span text:style-name="T1">&gt;</text:span></text:p>
      <text:p text:style-name="P1"><text:span text:style-name="T1">&lt;/</text:span><text:span text:style-name="T2">div</text:span><text:span text:style-name="T1">&gt;</text:span></text:p>
      <text:p text:style-name="P1"><text:span text:style-name="T1">&lt;/</text:span><text:span text:style-name="T2">div</text:span><text:span text:style-name="T1">&gt;</text:span></text:p>
      <text:p text:style-name="P3"/>
      <text:p text:style-name="P1"><text:span text:style-name="T1">&lt;/</text:span><text:span text:style-name="T2">body</text:span><text:span text:style-name="T1">&gt;</text:span></text:p>
      <text:p text:style-name="P1"><text:span text:style-name="T1">&lt;/</text:span><text:span text:style-name="T2">html</text:span><text:span text:style-name="T1">&gt;</text:span></text:p>
      <text:p text:style-name="P1"/>
      <text:p text:style-name="Standard"/>
      <text:p text:style-name="Standard"><text:soft-page-break/></text:p>
      <text:p text:style-name="Standard"/>
      <text:p text:style-name="P2">&lt;!--routerLink="/login"--&gt;</text:p>
      <text:p text:style-name="P3"/>
      <text:p text:style-name="P2">&lt;!--(click)="onSubmit()"--&gt;</text:p>
      <text:p text:style-name="P4"><text:line-break/></text:p>
      <text:p text:style-name="Standard"/>
      <text:p text:style-name="Standard"/>
      <text:p text:style-name="Standard"/>
      <text:p text:style-name="Standard"/>
      <text:p text:style-name="Standard"/>
      <text:p text:style-name="P1"><text:span text:style-name="T1">&lt;</text:span><text:span text:style-name="T2">div</text:span> <text:span text:style-name="T3">class</text:span>=<text:span text:style-name="T4">"form-group"</text:span><text:span text:style-name="T1">&gt;</text:span></text:p>
      <text:p text:style-name="P1"><text:span text:style-name="T1">&lt;</text:span><text:span text:style-name="T2">label</text:span><text:span text:style-name="T1">&gt;</text:span>Confirm Password<text:span text:style-name="T1">&lt;/</text:span><text:span text:style-name="T2">label</text:span><text:span text:style-name="T1">&gt;</text:span></text:p>
      <text:p text:style-name="P1"><text:span text:style-name="T1">&lt;</text:span><text:span text:style-name="T2">input</text:span> <text:span text:style-name="T3">type</text:span>=<text:span text:style-name="T4">"password"</text:span> <text:span text:style-name="T3">formControlName</text:span>=<text:span text:style-name="T4">"confirmPassword"</text:span> <text:span text:style-name="T3">class</text:span>=<text:span text:style-name="T4">"form-control"</text:span> <text:span text:style-name="T3">[ngClass]</text:span>=<text:span text:style-name="T4">"{ 'is-invalid': f.submitted &amp;&amp; f.confirmPassword.errors }"</text:span> <text:span text:style-name="T1">/&gt;</text:span></text:p>
      <text:p text:style-name="P1"><text:span text:style-name="T1">&lt;</text:span><text:span text:style-name="T2">div</text:span> <text:span text:style-name="T3">*ngIf</text:span>=<text:span text:style-name="T4">"f.submitted &amp;&amp; f.confirmPassword.errors"</text:span> <text:span text:style-name="T3">class</text:span>=<text:span text:style-name="T4">"invalid-feedback"</text:span><text:span text:style-name="T1">&gt;</text:span></text:p>
      <text:p text:style-name="P1"><text:span text:style-name="T1">&lt;</text:span><text:span text:style-name="T2">div</text:span> <text:span text:style-name="T3">*ngIf</text:span>=<text:span text:style-name="T4">"f.confirmPassword.errors.required"</text:span><text:span text:style-name="T1">&gt;</text:span>Confirm Password<text:span text:style-name="T1">&lt;/</text:span><text:span text:style-name="T2">div</text:span><text:span text:style-name="T1">&gt;</text:span></text:p>
      <text:p text:style-name="P1"><text:span text:style-name="T1">&lt;</text:span><text:span text:style-name="T2">div</text:span> <text:span text:style-name="T3">*ngIf</text:span>=<text:span text:style-name="T4">"f.confirmPassword.errors.mustMatch"</text:span><text:span text:style-name="T1">&gt;</text:span>Passwords must match<text:span text:style-name="T1">&lt;/</text:span><text:span text:style-name="T2">div</text:span><text:span text:style-name="T1">&gt;</text:span></text:p>
      <text:p text:style-name="P1"><text:span text:style-name="T1">&lt;/</text:span><text:span text:style-name="T2">div</text:span><text:span text:style-name="T1">&gt;</text:span></text:p>
      <text:p text:style-name="P1"><text:span text:style-name="T1">&lt;/</text:span><text:span text:style-name="T2">div</text:span><text:span text:style-name="T1">&gt;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P6"><text:span text:style-name="Source_20_Text"><text:span text:style-name="T5">&lt;div class="form-group"&gt;</text:span></text:span></text:p>
      <text:p text:style-name="P7"><text:span text:style-name="Source_20_Text"><text:span text:style-name="T6"><text:s/></text:span></text:span><text:span text:style-name="Source_20_Text"><text:span text:style-name="T5">&lt;input type="password" [(ngModel)]="userdata.password" name="password" placeholder="Password" class="form-control" required #password="ngModel" pattern="(?=.*\d)(?=.*[a-z])(?=.*[A-Z]).{8,}" /&gt;</text:span></text:span></text:p>
      <text:p text:style-name="P7"><text:span text:style-name="Source_20_Text"><text:span text:style-name="T6"><text:s/></text:span></text:span><text:span text:style-name="Source_20_Text"><text:span text:style-name="T5">&lt;div *ngIf="password.invalid &amp;&amp; (myform.submitted || password.touched)" class="alert alert-danger"&gt;</text:span></text:span></text:p>
      <text:p text:style-name="P7"><text:span text:style-name="Source_20_Text"><text:span text:style-name="T6"><text:s text:c="3"/></text:span></text:span><text:span text:style-name="Source_20_Text"><text:span text:style-name="T5">&lt;div *ngIf="password.errors.required"&gt; Password is required. &lt;/div&gt;</text:span></text:span></text:p>
      <text:p text:style-name="P7"><text:span text:style-name="Source_20_Text"><text:span text:style-name="T6"><text:s text:c="3"/></text:span></text:span><text:span text:style-name="Source_20_Text"><text:span text:style-name="T5">&lt;div *ngIf="password.errors.pattern"&gt; Must contain at least one number and one uppercase and lowercase letter, and at least 8 or more characters.&lt;/div&gt;</text:span></text:span></text:p>
      <text:p text:style-name="P7"><text:span text:style-name="Source_20_Text"><text:span text:style-name="T6"><text:s/></text:span></text:span><text:span text:style-name="Source_20_Text"><text:span text:style-name="T5">&lt;/div&gt;</text:span></text:span></text:p>
      <text:p text:style-name="P7"><text:span text:style-name="Source_20_Text"><text:span text:style-name="T5">&lt;/div&gt;</text:span></text:span></text:p>
      <text:p text:style-name="P7"/>
      <text:p text:style-name="P7"><text:span text:style-name="Source_20_Text"><text:span text:style-name="T5">&lt;div class="form-group"&gt;</text:span></text:span></text:p>
      <text:p text:style-name="P7"><text:span text:style-name="Source_20_Text"><text:span text:style-name="T6"><text:s/></text:span></text:span><text:span text:style-name="Source_20_Text"><text:span text:style-name="T5">&lt;input type="password" [(ngModel)]="userdata.confirmpassword" name="confirmpassword" placeholder="Confirm Password" class="form-control" required #confirmpassword="ngModel" pattern="{{ password.value }}" /&gt;</text:span></text:span></text:p>
      <text:p text:style-name="P7"><text:span text:style-name="Source_20_Text"><text:span text:style-name="T6"><text:s/></text:span></text:span><text:span text:style-name="Source_20_Text"><text:span text:style-name="T5">&lt;div *ngIf=" confirmpassword.invalid &amp;&amp; (myform.submitted || confirmpassword.touched)" class="alert alert-danger"&gt;</text:span></text:span></text:p>
      <text:p text:style-name="P7"><text:span text:style-name="Source_20_Text"><text:span text:style-name="T6"><text:s text:c="3"/></text:span></text:span><text:span text:style-name="Source_20_Text"><text:span text:style-name="T5">&lt;div *ngIf="confirmpassword.errors.required"&gt; Confirm password is required. &lt;/div&gt;</text:span></text:span></text:p>
      <text:p text:style-name="P7"><text:span text:style-name="Source_20_Text"><text:span text:style-name="T6"><text:s text:c="3"/></text:span></text:span><text:span text:style-name="Source_20_Text"><text:span text:style-name="T5">&lt;div *ngIf="confirmpassword.errors.pattern"&gt; Password &amp; Confirm Password does not match.&lt;/div&gt;</text:span></text:span></text:p>
      <text:p text:style-name="P7"><text:span text:style-name="Source_20_Text"><text:span text:style-name="T6"><text:s/></text:span></text:span><text:span text:style-name="Source_20_Text"><text:span text:style-name="T5">&lt;/div&gt;</text:span></text:span></text:p>
      <text:p text:style-name="P7"><text:span text:style-name="Source_20_Text"><text:span text:style-name="T5">&lt;/div&gt;</text:span>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Menlo, Monaco, 'Lucida Console', 'Liberation Mono', 'DejaVu Sans Mono', 'Bitstream Vera Sans Mono', 'Courier New', monospace, sans-serif"/>
    <style:font-face style:name="Droid Sans Mono" svg:font-family="'Droid Sans Mono', monospace, monospace, 'Droid Sans Fallback'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1T12:22:00.416187130</meta:creation-date>
    <dc:date>2019-07-01T20:01:24.219287303</dc:date>
    <meta:editing-duration>PT1H28M32S</meta:editing-duration>
    <meta:editing-cycles>1</meta:editing-cycles>
    <meta:document-statistic meta:table-count="0" meta:image-count="0" meta:object-count="0" meta:page-count="9" meta:paragraph-count="205" meta:word-count="776" meta:character-count="10500" meta:non-whitespace-character-count="9921"/>
    <meta:generator>LibreOffice/6.0.7.3$Linux_X86_64 LibreOffice_project/00m0$Build-3</meta:generator>
  </office:meta>
</office:document-meta>
</file>